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0862719DF4A.png"/>
  <manifest:file-entry manifest:media-type="image/png" manifest:full-path="Pictures/10000201000001C200000088048C39F7.png"/>
  <manifest:file-entry manifest:media-type="image/png" manifest:full-path="Pictures/10000201000001A800000160F991EBCA.png"/>
  <manifest:file-entry manifest:media-type="image/jpeg" manifest:full-path="Pictures/100000000000025800000258A5DBADC4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8cm, 2.981cm, 0cm, 3.12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95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" draw:fill="none" draw:textarea-vertical-align="middle"/>
    </style:style>
    <style:style style:name="gr5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1.204cm"/>
    </style:style>
    <style:style style:name="gr6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1.272cm"/>
    </style:style>
    <style:style style:name="gr7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0.67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99cm" svg:height="11.666cm" svg:x="2.401cm" svg:y="1.334cm">
          <draw:image xlink:href="Pictures/100000000000025800000258A5DBADC4.jpg" xlink:type="simple" xlink:show="embed" xlink:actuate="onLoad">
            <text:p/>
          </draw:image>
        </draw:frame>
        <draw:frame draw:style-name="gr2" draw:text-style-name="P1" draw:layer="layout" svg:width="2.236cm" svg:height="1.49cm" draw:transform="rotate (-1.53588974175591) translate (16.586cm 5.615cm)">
          <draw:image xlink:href="Pictures/10000201000001C200000088048C39F7.png" xlink:type="simple" xlink:show="embed" xlink:actuate="onLoad">
            <text:p/>
          </draw:image>
        </draw:frame>
        <draw:frame draw:style-name="gr3" draw:text-style-name="P1" draw:layer="layout" svg:width="2.2cm" svg:height="0.44cm" draw:transform="rotate (-1.57079632679579) translate (15.952cm 3.501cm)">
          <draw:image xlink:href="Pictures/1000020100000258000000862719DF4A.png" xlink:type="simple" xlink:show="embed" xlink:actuate="onLoad">
            <text:p/>
          </draw:image>
        </draw:frame>
        <draw:frame draw:style-name="gr3" draw:text-style-name="P1" draw:layer="layout" svg:width="2.2cm" svg:height="0.44cm" draw:transform="rotate (-1.57079632679579) translate (15.953cm 7.702cm)">
          <draw:image xlink:href="Pictures/1000020100000258000000862719DF4A.png" xlink:type="simple" xlink:show="embed" xlink:actuate="onLoad">
            <text:p/>
          </draw:image>
        </draw:frame>
        <draw:line draw:style-name="gr4" draw:text-style-name="P1" draw:layer="layout" svg:x1="10cm" svg:y1="7.7cm" svg:x2="15.8cm" svg:y2="7.7cm">
          <text:p/>
        </draw:line>
        <draw:line draw:style-name="gr4" draw:text-style-name="P1" draw:layer="layout" svg:x1="10cm" svg:y1="7.7cm" svg:x2="10cm" svg:y2="4.6cm">
          <text:p/>
        </draw:line>
        <draw:line draw:style-name="gr4" draw:text-style-name="P1" draw:layer="layout" svg:x1="7.8cm" svg:y1="4.6cm" svg:x2="10cm" svg:y2="4.6cm">
          <text:p/>
        </draw:line>
        <draw:line draw:style-name="gr4" draw:text-style-name="P1" draw:layer="layout" svg:x1="2.8cm" svg:y1="8.8cm" svg:x2="1.4cm" svg:y2="8.8cm">
          <text:p/>
        </draw:line>
        <draw:line draw:style-name="gr4" draw:text-style-name="P1" draw:layer="layout" svg:x1="1.4cm" svg:y1="8.8cm" svg:x2="1.4cm" svg:y2="0.6cm">
          <text:p/>
        </draw:line>
        <draw:line draw:style-name="gr4" draw:text-style-name="P1" draw:layer="layout" svg:x1="15.7cm" svg:y1="3.5cm" svg:x2="15.7cm" svg:y2="0.6cm">
          <text:p/>
        </draw:line>
        <draw:line draw:style-name="gr4" draw:text-style-name="P1" draw:layer="layout" svg:x1="1.4cm" svg:y1="0.6cm" svg:x2="15.6cm" svg:y2="0.6cm">
          <text:p/>
        </draw:line>
        <draw:line draw:style-name="gr4" draw:text-style-name="P1" draw:layer="layout" svg:x1="24cm" svg:y1="9.9cm" svg:x2="15.7cm" svg:y2="9.9cm">
          <text:p/>
        </draw:line>
        <draw:frame draw:style-name="gr5" draw:layer="layout" svg:width="1.704cm" svg:height="0.962cm" svg:x="16.1cm" svg:y="4.1cm">
          <draw:text-box>
            <text:p>7.5k</text:p>
          </draw:text-box>
        </draw:frame>
        <draw:frame draw:style-name="gr6" draw:layer="layout" svg:width="1.772cm" svg:height="0.962cm" svg:x="16.7cm" svg:y="6.3cm">
          <draw:text-box>
            <text:p>LDR</text:p>
          </draw:text-box>
        </draw:frame>
        <draw:frame draw:style-name="gr7" draw:layer="layout" svg:width="1.704cm" svg:height="0.962cm" svg:x="16.1cm" svg:y="8.3cm">
          <draw:text-box>
            <text:p>3.3k</text:p>
          </draw:text-box>
        </draw:frame>
        <draw:frame draw:style-name="gr3" draw:text-style-name="P1" draw:layer="layout" svg:width="5.328cm" svg:height="4.655cm" svg:x="17cm" svg:y="10.8cm">
          <draw:image xlink:href="Pictures/10000201000001A800000160F991EBCA.png" xlink:type="simple" xlink:show="embed" xlink:actuate="onLoad">
            <text:p/>
          </draw:image>
        </draw:frame>
        <draw:line draw:style-name="gr4" draw:text-style-name="P1" draw:layer="layout" svg:x1="24cm" svg:y1="9.9cm" svg:x2="24cm" svg:y2="16.8cm">
          <text:p/>
        </draw:line>
        <draw:line draw:style-name="gr4" draw:text-style-name="P1" draw:layer="layout" svg:x1="7.9cm" svg:y1="9.3cm" svg:x2="8.7cm" svg:y2="9.3cm">
          <text:p/>
        </draw:line>
        <draw:line draw:style-name="gr4" draw:text-style-name="P1" draw:layer="layout" svg:x1="7.9cm" svg:y1="9.3cm" svg:x2="8.7cm" svg:y2="9.3cm">
          <text:p/>
        </draw:line>
        <draw:line draw:style-name="gr4" draw:text-style-name="P1" draw:layer="layout" svg:x1="7.9cm" svg:y1="5.7cm" svg:x2="9.2cm" svg:y2="5.7cm">
          <text:p/>
        </draw:line>
        <draw:line draw:style-name="gr4" draw:text-style-name="P1" draw:layer="layout" svg:x1="8.7cm" svg:y1="9.3cm" svg:x2="8.7cm" svg:y2="16.8cm">
          <text:p/>
        </draw:line>
        <draw:line draw:style-name="gr4" draw:text-style-name="P1" draw:layer="layout" svg:x1="9.2cm" svg:y1="5.7cm" svg:x2="9.2cm" svg:y2="15.5cm">
          <text:p/>
        </draw:line>
        <draw:line draw:style-name="gr4" draw:text-style-name="P1" draw:layer="layout" svg:x1="19.8cm" svg:y1="15.5cm" svg:x2="9.2cm" svg:y2="15.5cm">
          <text:p/>
        </draw:line>
        <draw:line draw:style-name="gr4" draw:text-style-name="P1" draw:layer="layout" svg:x1="19.8cm" svg:y1="14.9cm" svg:x2="19.8cm" svg:y2="15.5cm">
          <text:p/>
        </draw:line>
        <draw:line draw:style-name="gr4" draw:text-style-name="P1" draw:layer="layout" svg:x1="20.4cm" svg:y1="15.1cm" svg:x2="20.4cm" svg:y2="16.8cm">
          <text:p/>
        </draw:line>
        <draw:line draw:style-name="gr8" draw:text-style-name="P1" draw:layer="layout" svg:x1="20.4cm" svg:y1="16.8cm" svg:x2="8.7cm" svg:y2="16.8cm">
          <text:p/>
        </draw:line>
        <draw:path draw:style-name="gr8" draw:text-style-name="P1" draw:layer="layout" svg:width="1.599cm" svg:height="1.109cm" svg:x="8cm" svg:y="13.69cm" svg:viewBox="0 0 1600 1110" svg:d="M0 1110l400-800c400-800 800 200 800 200l400 600">
          <text:p/>
        </draw:path>
        <draw:line draw:style-name="gr8" draw:text-style-name="P1" draw:layer="layout" svg:x1="19.5cm" svg:y1="14.8cm" svg:x2="9.6cm" svg:y2="14.8cm">
          <text:p/>
        </draw:line>
        <draw:line draw:style-name="gr8" draw:text-style-name="P1" draw:layer="layout" svg:x1="8cm" svg:y1="14.8cm" svg:x2="1.4cm" svg:y2="14.8cm">
          <text:p/>
        </draw:line>
        <draw:line draw:style-name="gr8" draw:text-style-name="P1" draw:layer="layout" svg:x1="1.4cm" svg:y1="8.8cm" svg:x2="1.4cm" svg:y2="14.8cm">
          <text:p/>
        </draw:line>
        <draw:line draw:style-name="gr8" draw:text-style-name="P1" draw:layer="layout" svg:x1="20.4cm" svg:y1="16.8cm" svg:x2="24cm" svg:y2="16.8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t Roy</meta:initial-creator>
    <meta:creation-date>2017-01-13T12:12:01</meta:creation-date>
    <meta:editing-duration>P2DT21H22M11S</meta:editing-duration>
    <meta:editing-cycles>9</meta:editing-cycles>
    <dc:date>2017-01-24T06:15:27</dc:date>
    <dc:creator>Vincent Roy</dc:creator>
    <meta:generator>OpenOffice/4.1.0$Unix OpenOffice.org_project/410m18$Build-9764</meta:generator>
    <meta:document-statistic meta:object-count="54"/>
  </office:meta>
</office:document-meta>
</file>